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i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mission/</text:p>
          </table:table-cell>
          <table:table-cell office:value-type="float" office:value="15233" calcext:value-type="float">
            <text:p>1523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im2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mission/</text:p>
          </table:table-cell>
          <table:table-cell office:value-type="float" office:value="15434" calcext:value-type="float">
            <text:p>1543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im3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mission/</text:p>
          </table:table-cell>
          <table:table-cell office:value-type="float" office:value="15338" calcext:value-type="float">
            <text:p>1533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im4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mission/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im5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mission/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verhead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ce2"/>
        <table:table-column table:style-name="co4" table:number-columns-repeated="5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sim1</text:p>
          </table:table-cell>
          <table:table-cell table:style-name="Default" office:value-type="string" calcext:value-type="string">
            <text:p>sim2</text:p>
          </table:table-cell>
          <table:table-cell table:style-name="Default" office:value-type="string" calcext:value-type="string">
            <text:p>sim3</text:p>
          </table:table-cell>
          <table:table-cell table:style-name="Default" office:value-type="string" calcext:value-type="string">
            <text:p>sim4</text:p>
          </table:table-cell>
          <table:table-cell table:style-name="Default" office:value-type="string" calcext:value-type="string">
            <text:p>sim5</text:p>
          </table:table-cell>
          <table:table-cell table:style-name="Default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table:style-name="ce1" table:formula="of:=AVERAGEIF([sim1.B1:.B300];&quot;=/get-parameters/&quot;;[sim1.C1:.C300])" office:value-type="float" office:value="22" calcext:value-type="float">
            <text:p>22,00</text:p>
          </table:table-cell>
          <table:table-cell table:formula="of:=AVERAGEIF([sim2.B1:.B300];&quot;=/get-parameters/&quot;;[sim2.C1:.C300])" office:value-type="float" office:value="23" calcext:value-type="float">
            <text:p>23,00</text:p>
          </table:table-cell>
          <table:table-cell table:style-name="ce2" table:formula="of:=AVERAGEIF([sim3.B1:.B300];&quot;=/get-parameters/&quot;;[sim3.C1:.C300])" office:value-type="float" office:value="28" calcext:value-type="float">
            <text:p>28,00</text:p>
          </table:table-cell>
          <table:table-cell table:formula="of:=AVERAGEIF([sim4.B1:.B300];&quot;=/get-parameters/&quot;;[sim4.C1:.C300])" office:value-type="float" office:value="27" calcext:value-type="float">
            <text:p>27,00</text:p>
          </table:table-cell>
          <table:table-cell table:style-name="ce2" table:formula="of:=AVERAGEIF([sim5.B1:.B300];&quot;=/get-parameters/&quot;;[sim5.C1:.C300])" office:value-type="float" office:value="23" calcext:value-type="float">
            <text:p>23,00</text:p>
          </table:table-cell>
          <table:table-cell table:formula="of:=AVERAGE([.C2:.G2])" office:value-type="float" office:value="24.6" calcext:value-type="float">
            <text:p>24,6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table:formula="of:=AVERAGEIF([sim1.B1:.B300];&quot;=/get-all-sensors/&quot;;[sim1.C1:.C300])" office:value-type="float" office:value="4.18181818181818" calcext:value-type="float">
            <text:p>4,18</text:p>
          </table:table-cell>
          <table:table-cell table:formula="of:=AVERAGEIF([sim2.B1:.B300];&quot;=/get-all-sensors/&quot;;[sim2.C1:.C300])" office:value-type="float" office:value="4.12605042016807" calcext:value-type="float">
            <text:p>4,13</text:p>
          </table:table-cell>
          <table:table-cell table:formula="of:=AVERAGEIF([sim3.B1:.B300];&quot;=/get-all-sensors/&quot;;[sim3.C1:.C300])" office:value-type="float" office:value="4.64754098360656" calcext:value-type="float">
            <text:p>4,65</text:p>
          </table:table-cell>
          <table:table-cell table:formula="of:=AVERAGEIF([sim4.B1:.B300];&quot;=/get-all-sensors/&quot;;[sim4.C1:.C300])" office:value-type="float" office:value="4.16379310344828" calcext:value-type="float">
            <text:p>4,16</text:p>
          </table:table-cell>
          <table:table-cell table:formula="of:=AVERAGEIF([sim5.B1:.B300];&quot;=/get-all-sensors/&quot;;[sim5.C1:.C300])" office:value-type="float" office:value="3.52884615384615" calcext:value-type="float">
            <text:p>3,53</text:p>
          </table:table-cell>
          <table:table-cell table:formula="of:=AVERAGE([.C3:.G3])" office:value-type="float" office:value="4.12960976857745" calcext:value-type="float">
            <text:p>4,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table:formula="of:=AVERAGEIF([sim1.B1:.B300];&quot;=/get-distance-to-home/&quot;;[sim1.C1:.C300])" office:value-type="float" office:value="3.40495867768595" calcext:value-type="float">
            <text:p>3,40</text:p>
          </table:table-cell>
          <table:table-cell table:formula="of:=AVERAGEIF([sim2.B1:.B300];&quot;=/get-distance-to-home/&quot;;[sim2.C1:.C300])" office:value-type="float" office:value="4.4453781512605" calcext:value-type="float">
            <text:p>4,45</text:p>
          </table:table-cell>
          <table:table-cell table:formula="of:=AVERAGEIF([sim3.B1:.B300];&quot;=/get-distance-to-home/&quot;;[sim3.C1:.C300])" office:value-type="float" office:value="3.99173553719008" calcext:value-type="float">
            <text:p>3,99</text:p>
          </table:table-cell>
          <table:table-cell table:formula="of:=AVERAGEIF([sim4.B1:.B300];&quot;=/get-distance-to-home/&quot;;[sim4.C1:.C300])" office:value-type="float" office:value="3.5" calcext:value-type="float">
            <text:p>3,50</text:p>
          </table:table-cell>
          <table:table-cell table:formula="of:=AVERAGEIF([sim5.B1:.B300];&quot;=/get-distance-to-home/&quot;;[sim5.C1:.C300])" office:value-type="float" office:value="3.25" calcext:value-type="float">
            <text:p>3,25</text:p>
          </table:table-cell>
          <table:table-cell table:formula="of:=AVERAGE([.C4:.G4])" office:value-type="float" office:value="3.71841447322731" calcext:value-type="float">
            <text:p>3,72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mission/</text:p>
          </table:table-cell>
          <table:table-cell table:formula="of:=AVERAGEIF([sim1.B1:.B300];&quot;=/set-mission/&quot;;[sim1.C1:.C300])" office:value-type="float" office:value="15233" calcext:value-type="float">
            <text:p>15233,00</text:p>
          </table:table-cell>
          <table:table-cell table:formula="of:=AVERAGEIF([sim2.B1:.B300];&quot;=/set-mission/&quot;;[sim2.C1:.C300])" office:value-type="float" office:value="15434" calcext:value-type="float">
            <text:p>15434,00</text:p>
          </table:table-cell>
          <table:table-cell table:formula="of:=AVERAGEIF([sim3.B1:.B300];&quot;=/set-mission/&quot;;[sim3.C1:.C300])" office:value-type="float" office:value="15338" calcext:value-type="float">
            <text:p>15338,00</text:p>
          </table:table-cell>
          <table:table-cell table:formula="of:=AVERAGEIF([sim4.B1:.B300];&quot;=/set-mission/&quot;;[sim4.C1:.C300])" office:value-type="float" office:value="2341" calcext:value-type="float">
            <text:p>2341,00</text:p>
          </table:table-cell>
          <table:table-cell table:formula="of:=AVERAGEIF([sim5.B1:.B300];&quot;=/set-mission/&quot;;[sim5.C1:.C300])" office:value-type="float" office:value="17337" calcext:value-type="float">
            <text:p>17337,00</text:p>
          </table:table-cell>
          <table:table-cell table:formula="of:=AVERAGE([.C5:.G5])" office:value-type="float" office:value="13136.6" calcext:value-type="float">
            <text:p>13136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2:59:52.032959626</dc:date>
    <meta:editing-duration>PT3M39S</meta:editing-duration>
    <meta:editing-cycles>1</meta:editing-cycles>
    <meta:generator>LibreOffice/5.3.1.2$Linux_X86_64 LibreOffice_project/30m0$Build-2</meta:generator>
    <meta:document-statistic meta:table-count="6" meta:cell-count="3557" meta:object-count="0"/>
  </office:meta>
</office:document-meta>
</file>